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0.208cm" fo:min-width="1.93cm"/>
    </style:style>
    <style:style style:name="gr2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87d1d1" draw:textarea-horizontal-align="justify" draw:textarea-vertical-align="middle" draw:auto-grow-height="false" fo:min-height="0.307cm" fo:min-width="6.766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fffbcc" draw:textarea-horizontal-align="justify" draw:textarea-vertical-align="middle" draw:auto-grow-height="false" fo:min-height="0.249cm" fo:min-width="2.074cm"/>
    </style:style>
    <style:style style:name="gr4" style:family="graphic" style:parent-style-name="standard">
      <style:graphic-properties svg:stroke-color="#000000" draw:fill-color="#fcd3c1" draw:textarea-horizontal-align="justify" draw:textarea-vertical-align="middle" draw:auto-grow-height="false" fo:min-height="0.33cm" fo:min-width="3.83cm"/>
    </style:style>
    <style:style style:name="gr5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87d1d1" draw:textarea-horizontal-align="justify" draw:textarea-vertical-align="middle" draw:auto-grow-height="false" fo:min-height="0.307cm" fo:min-width="4.153cm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-color="#fcd3c1" draw:textarea-horizontal-align="justify" draw:textarea-vertical-align="middle" draw:auto-grow-height="false" fo:min-height="0.335cm" fo:min-width="3.021cm"/>
    </style:style>
    <style:style style:name="gr7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87d1d1" draw:textarea-horizontal-align="justify" draw:textarea-vertical-align="middle" draw:auto-grow-height="false" fo:min-height="0.581cm" fo:min-width="2.488cm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0.204cm" fo:min-width="2.782cm"/>
    </style:style>
    <style:style style:name="gr9" style:family="graphic" style:parent-style-name="standard">
      <style:graphic-properties svg:stroke-color="#000000" draw:fill-color="#fffbcc" draw:textarea-horizontal-align="justify" draw:textarea-vertical-align="middle" draw:auto-grow-height="false" fo:min-height="0.247cm" fo:min-width="2.33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0.223cm" fo:min-width="2.782cm"/>
    </style:style>
    <style:style style:name="gr12" style:family="graphic" style:parent-style-name="standard">
      <style:graphic-properties svg:stroke-color="#000000" draw:fill-color="#fcd3c1" draw:textarea-horizontal-align="justify" draw:textarea-vertical-align="middle" draw:auto-grow-height="false" fo:min-height="0.348cm" fo:min-width="4.819cm"/>
    </style:style>
    <style:style style:name="gr13" style:family="graphic" style:parent-style-name="standard">
      <style:graphic-properties svg:stroke-color="#000000" draw:fill-color="#fffbcc" draw:textarea-horizontal-align="justify" draw:textarea-vertical-align="middle" draw:auto-grow-height="false" fo:min-height="0.242cm" fo:min-width="3.853cm"/>
    </style:style>
    <style:style style:name="gr14" style:family="graphic" style:parent-style-name="standard">
      <style:graphic-properties svg:stroke-color="#000000" draw:fill-color="#fffbcc" draw:textarea-horizontal-align="justify" draw:textarea-vertical-align="middle" draw:auto-grow-height="false" fo:min-height="0.242cm" fo:min-width="5.343cm"/>
    </style:style>
    <style:style style:name="gr15" style:family="graphic" style:parent-style-name="standard">
      <style:graphic-properties svg:stroke-color="#000000" draw:fill-color="#fcd3c1" draw:textarea-horizontal-align="justify" draw:textarea-vertical-align="middle" draw:auto-grow-height="false" fo:min-height="0.348cm" fo:min-width="3.183cm"/>
    </style:style>
    <style:style style:name="gr16" style:family="graphic" style:parent-style-name="standard">
      <style:graphic-properties svg:stroke-color="#000000" draw:fill-color="#fffbcc" draw:textarea-horizontal-align="justify" draw:textarea-vertical-align="middle" draw:auto-grow-height="false" fo:min-height="0.242cm" fo:min-width="2.513cm"/>
    </style:style>
    <style:style style:name="gr17" style:family="graphic" style:parent-style-name="standard">
      <style:graphic-properties svg:stroke-color="#000000" draw:fill-color="#fcd3c1" draw:textarea-horizontal-align="justify" draw:textarea-vertical-align="middle" draw:auto-grow-height="false" fo:min-height="0.348cm" fo:min-width="2.878cm"/>
    </style:style>
    <style:style style:name="gr18" style:family="graphic" style:parent-style-name="standard">
      <style:graphic-properties svg:stroke-color="#000000" draw:fill-color="#fffbcc" draw:textarea-horizontal-align="justify" draw:textarea-vertical-align="middle" draw:auto-grow-height="false" fo:min-height="0.242cm" fo:min-width="2.264cm"/>
    </style:style>
    <style:style style:name="gr19" style:family="graphic" style:parent-style-name="standard">
      <style:graphic-properties draw:stroke="none" svg:stroke-color="#000000" draw:fill="none" draw:fill-color="#ffffff" fo:min-height="0.06cm"/>
    </style:style>
    <style:style style:name="gr20" style:family="graphic" style:parent-style-name="standard">
      <style:graphic-properties draw:fill-color="#9d85be" draw:opacity="40%" draw:textarea-horizontal-align="justify" draw:textarea-vertical-align="middle" draw:auto-grow-height="false" fo:min-height="8.426cm" fo:min-width="7.641cm"/>
    </style:style>
    <style:style style:name="gr21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0.703cm" fo:min-width="1.062cm" fo:padding-top="0.204cm" fo:padding-bottom="0.204cm" fo:padding-left="0.329cm" fo:padding-right="0.329cm"/>
    </style:style>
    <style:style style:name="gr22" style:family="graphic" style:parent-style-name="standard">
      <style:graphic-properties draw:stroke="solid" svg:stroke-width="0.159cm" svg:stroke-color="#000000" draw:marker-start-width="0.438cm" draw:marker-end-width="0.438cm" draw:fill-color="#87d1d1" draw:textarea-horizontal-align="justify" draw:textarea-vertical-align="top" draw:auto-grow-height="false" fo:min-height="2.264cm" fo:min-width="3.038cm" fo:padding-top="0.204cm" fo:padding-bottom="0.204cm" fo:padding-left="0.329cm" fo:padding-right="0.329cm"/>
    </style:style>
    <style:style style:name="gr23" style:family="graphic" style:parent-style-name="standard">
      <style:graphic-properties svg:stroke-color="#000000" draw:fill-color="#e0efd4" draw:textarea-horizontal-align="justify" draw:textarea-vertical-align="middle" draw:auto-grow-height="false" fo:min-height="0.466cm" fo:min-width="2.744cm"/>
    </style:style>
    <style:style style:name="gr24" style:family="graphic" style:parent-style-name="standard">
      <style:graphic-properties svg:stroke-color="#000000" draw:fill-color="#e0efd4" draw:textarea-horizontal-align="justify" draw:textarea-vertical-align="middle" draw:auto-grow-height="false" fo:min-height="0.446cm" fo:min-width="2.744cm"/>
    </style:style>
    <style:style style:name="gr25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1.242cm" fo:min-width="1.553cm" fo:padding-top="0.204cm" fo:padding-bottom="0.204cm" fo:padding-left="0.329cm" fo:padding-right="0.329cm"/>
    </style:style>
    <style:style style:name="gr26" style:family="graphic" style:parent-style-name="standard">
      <style:graphic-properties svg:stroke-color="#000000" draw:fill-color="#72bf44" draw:textarea-horizontal-align="justify" draw:textarea-vertical-align="middle" draw:auto-grow-height="false" fo:min-height="0.618cm" fo:min-width="0.437cm"/>
    </style:style>
    <style:style style:name="gr27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0.703cm" fo:min-width="1.009cm" fo:padding-top="0.204cm" fo:padding-bottom="0.204cm" fo:padding-left="0.329cm" fo:padding-right="0.329cm"/>
    </style:style>
    <style:style style:name="gr28" style:family="graphic" style:parent-style-name="standard">
      <style:graphic-properties svg:stroke-color="#000000" draw:fill-color="#72bf44" draw:textarea-horizontal-align="justify" draw:textarea-vertical-align="middle" draw:auto-grow-height="false" fo:min-height="0.639cm" fo:min-width="0.437cm"/>
    </style:style>
    <style:style style:name="gr29" style:family="graphic" style:parent-style-name="standard">
      <style:graphic-properties svg:stroke-color="#000000" draw:fill-color="#72bf44" draw:textarea-horizontal-align="justify" draw:textarea-vertical-align="middle" draw:auto-grow-height="false" fo:min-height="0.73cm" fo:min-width="1.039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-color="#87d1d1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loext:graphic-properties draw:fill-color="#fcd3c1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ce181e" fo:font-weight="bold"/>
    </style:style>
    <style:style style:name="P8" style:family="paragraph">
      <loext:graphic-properties draw:fill="none" draw:fill-color="#ffffff"/>
      <style:text-properties fo:color="#ce181e" fo:font-weight="bold"/>
    </style:style>
    <style:style style:name="P9" style:family="paragraph">
      <loext:graphic-properties draw:fill-color="#9d85be" draw:opacity="40%"/>
      <style:paragraph-properties fo:text-align="center"/>
      <style:text-properties fo:font-size="18pt" fo:font-weight="bold" style:font-size-asian="13pt" style:font-size-complex="13pt"/>
    </style:style>
    <style:style style:name="P10" style:family="paragraph">
      <loext:graphic-properties draw:fill-color="#87d1d1"/>
      <style:paragraph-properties fo:text-align="center"/>
      <style:text-properties fo:font-size="10.5pt" fo:font-weight="bold" style:font-size-asian="10.5pt" style:font-size-complex="10.5pt"/>
    </style:style>
    <style:style style:name="P11" style:family="paragraph">
      <loext:graphic-properties draw:fill-color="#87d1d1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e0efd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-color="#72bf44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fo:font-weight="bold" style:font-size-asian="10.5pt" style:font-size-complex="10.5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694cm" svg:height="0.648cm" svg:x="4.326cm" svg:y="3.61cm">
          <text:p text:style-name="P1"><text:span text:style-name="T1">DRICHHi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5" draw:id="id5" draw:layer="layout" svg:width="7.424cm" svg:height="0.715cm" svg:x="8.272cm" svg:y="1.248cm">
          <text:p text:style-name="P1"><text:span text:style-name="T2">DD4hep Sim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2.854cm" svg:height="0.707cm" svg:x="6.853cm" svg:y="6.122cm">
          <text:p text:style-name="P1"><text:span text:style-name="T1">DRICHRawHi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xml:id="id12" draw:id="id12" draw:layer="layout" svg:width="4.33cm" svg:height="0.58cm" svg:x="6.095cm" svg:y="5.574cm">
          <text:p text:style-name="P1"><text:span text:style-name="T1">PhotoMultiplierHitDigi_fa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9" draw:id="id19" draw:layer="layout" svg:width="4.811cm" svg:height="0.715cm" svg:x="8.828cm" svg:y="17.383cm">
          <text:p text:style-name="P1"><text:span text:style-name="T2">Reconstruction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2" draw:id="id2" draw:layer="layout" svg:width="3.521cm" svg:height="0.585cm" svg:x="13.195cm" svg:y="5.534cm">
          <text:p text:style-name="P1"><text:span text:style-name="T1">RichTracks_fa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7" draw:id="id7" draw:layer="layout" svg:width="3.146cm" svg:height="0.989cm" svg:x="13.344cm" svg:y="3.151cm">
          <text:p text:style-name="P1"><text:span text:style-name="T2">Track</text:span></text:p>
          <text:p text:style-name="P1"><text:span text:style-name="T2">Reconstru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9" draw:id="id9" draw:layer="layout" svg:width="3.638cm" svg:height="0.642cm" svg:x="13.086cm" svg:y="6.768cm">
          <text:p text:style-name="P1"><text:span text:style-name="T1">DRICHGas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2" xml:id="id1" draw:id="id1" draw:layer="layout" svg:width="3.146cm" svg:height="0.703cm" svg:x="13.344cm" svg:y="4.18cm">
          <text:p text:style-name="P1"><text:span text:style-name="T1">CKFTrajectori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5" draw:layer="layout" draw:type="line" svg:x1="14.917cm" svg:y1="4.883cm" svg:x2="14.956cm" svg:y2="5.534cm" draw:start-shape="id1" draw:start-glue-point="6" draw:end-shape="id2" draw:end-glue-point="4" svg:d="M14917 4883l39 651" svg:viewBox="0 0 40 652">
          <text:p/>
        </draw:connector>
        <draw:connector draw:style-name="gr10" draw:text-style-name="P5" draw:layer="layout" draw:type="lines" svg:x1="8.28cm" svg:y1="6.829cm" svg:x2="11.262cm" svg:y2="12.183cm" draw:start-shape="id3" draw:start-glue-point="6" draw:end-shape="id4" draw:end-glue-point="4" svg:d="M8280 6829v501l2982 4352v501" svg:viewBox="0 0 2983 5355">
          <text:p/>
        </draw:connector>
        <draw:connector draw:style-name="gr10" draw:text-style-name="P5" draw:layer="layout" draw:type="lines" svg:x1="11.984cm" svg:y1="1.963cm" svg:x2="5.673cm" svg:y2="3.61cm" draw:start-shape="id5" draw:start-glue-point="6" draw:end-shape="id6" draw:end-glue-point="4" svg:d="M11984 1963v553l-6311 593v501" svg:viewBox="0 0 6312 1648">
          <text:p/>
        </draw:connector>
        <draw:connector draw:style-name="gr10" draw:text-style-name="P5" draw:layer="layout" draw:type="lines" svg:x1="11.984cm" svg:y1="1.963cm" svg:x2="14.917cm" svg:y2="3.151cm" draw:start-shape="id5" draw:start-glue-point="6" draw:end-shape="id7" draw:end-glue-point="4" svg:d="M11984 1963v553l2933 81v554" svg:viewBox="0 0 2934 1189">
          <text:p/>
        </draw:connector>
        <draw:custom-shape draw:style-name="gr11" draw:text-style-name="P2" xml:id="id8" draw:id="id8" draw:layer="layout" svg:width="3.638cm" svg:height="0.669cm" svg:x="13.11cm" svg:y="6.099cm">
          <text:p text:style-name="P1"><text:span text:style-name="T1">DRICHAerogel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4" xml:id="id14" draw:id="id14" draw:layer="layout" svg:width="5.319cm" svg:height="0.598cm" svg:x="14.405cm" svg:y="9.05cm">
          <text:p text:style-name="P1"><text:span text:style-name="T1">RichTrackReflections_fa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svg:x1="13.11cm" svg:y1="6.434cm" svg:x2="11.262cm" svg:y2="12.183cm" draw:start-shape="id8" draw:start-glue-point="5" draw:end-shape="id4" draw:end-glue-point="4" svg:d="M13110 6434h-1848v5749" svg:viewBox="0 0 1849 5750">
          <text:p/>
        </draw:connector>
        <draw:connector draw:style-name="gr10" draw:text-style-name="P5" draw:layer="layout" svg:x1="13.086cm" svg:y1="7.089cm" svg:x2="11.262cm" svg:y2="12.183cm" draw:start-shape="id9" draw:start-glue-point="5" draw:end-shape="id4" draw:end-glue-point="4" svg:d="M13086 7089h-1824v5094" svg:viewBox="0 0 1825 5095">
          <text:p/>
        </draw:connector>
        <draw:custom-shape draw:style-name="gr13" draw:text-style-name="P2" xml:id="id10" draw:id="id10" draw:layer="layout" svg:width="4.825cm" svg:height="0.696cm" svg:x="14.683cm" svg:y="9.668cm">
          <text:p text:style-name="P1"><text:span text:style-name="T1">DRICHTrackReflec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5" draw:layer="layout" draw:type="lines" svg:x1="17.096cm" svg:y1="10.364cm" svg:x2="11.262cm" svg:y2="12.183cm" draw:start-shape="id10" draw:start-glue-point="6" draw:end-shape="id4" draw:end-glue-point="4" svg:d="M17096 10364v502l-5834 816v501" svg:viewBox="0 0 5835 1820">
          <text:p/>
        </draw:connector>
        <draw:custom-shape draw:style-name="gr11" draw:text-style-name="P2" xml:id="id13" draw:id="id13" draw:layer="layout" svg:width="3.638cm" svg:height="0.669cm" svg:x="13.111cm" svg:y="7.424cm">
          <text:p text:style-name="P1"><text:span text:style-name="T1">DRICHMirror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4" xml:id="id4" draw:id="id4" draw:layer="layout" svg:width="5.319cm" svg:height="0.598cm" svg:x="8.602cm" svg:y="12.183cm">
          <text:p text:style-name="P1"><text:span text:style-name="T1">IrtCherenkovParticleID_fa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" draw:layer="layout" svg:width="6.477cm" svg:height="0.696cm" svg:x="8.023cm" svg:y="12.801cm">
          <text:p text:style-name="P1"><text:span text:style-name="T1">DRICHAerogelCherenkovParticle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4" xml:id="id11" draw:id="id11" draw:layer="layout" svg:width="3.683cm" svg:height="0.598cm" svg:x="1.508cm" svg:y="5.572cm">
          <text:p text:style-name="P1"><text:span text:style-name="T1">RichPhotons_fa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15" draw:id="id15" draw:layer="layout" svg:width="3.341cm" svg:height="0.696cm" svg:x="1.7cm" svg:y="6.19cm">
          <text:p text:style-name="P1"><text:span text:style-name="T1">DRICHPhot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6" draw:layer="layout" draw:type="lines" svg:x1="5.673cm" svg:y1="4.258cm" svg:x2="3.349cm" svg:y2="5.572cm" draw:start-shape="id6" draw:start-glue-point="6" draw:end-shape="id11" draw:end-glue-point="4" svg:d="M5673 4258v502l-2324 311v501" svg:viewBox="0 0 2325 1315">
          <text:p/>
        </draw:connector>
        <draw:connector draw:style-name="gr10" draw:text-style-name="P6" draw:layer="layout" draw:type="lines" svg:x1="5.673cm" svg:y1="4.258cm" svg:x2="8.26cm" svg:y2="5.574cm" draw:start-shape="id6" draw:start-glue-point="6" draw:end-shape="id12" draw:end-glue-point="4" svg:d="M5673 4258v502l2587 313v501" svg:viewBox="0 0 2588 1317">
          <text:p/>
        </draw:connector>
        <draw:connector draw:style-name="gr10" draw:text-style-name="P6" draw:layer="layout" svg:x1="16.749cm" svg:y1="7.759cm" svg:x2="17.065cm" svg:y2="9.05cm" draw:start-shape="id13" draw:start-glue-point="7" draw:end-shape="id14" draw:end-glue-point="4" svg:d="M16749 7759h316v1291" svg:viewBox="0 0 317 1292">
          <text:p/>
        </draw:connector>
        <draw:connector draw:style-name="gr10" draw:text-style-name="P6" draw:layer="layout" draw:type="lines" svg:x1="3.371cm" svg:y1="6.886cm" svg:x2="11.262cm" svg:y2="12.183cm" draw:start-shape="id15" draw:start-glue-point="6" draw:end-shape="id4" draw:end-glue-point="4" svg:d="M3371 6886v502l7891 4294v501" svg:viewBox="0 0 7892 5298">
          <text:p/>
        </draw:connector>
        <draw:custom-shape draw:style-name="gr17" draw:text-style-name="P4" xml:id="id17" draw:id="id17" draw:layer="layout" svg:width="3.378cm" svg:height="0.598cm" svg:x="9.572cm" svg:y="15.084cm">
          <text:p text:style-name="P1"><text:span text:style-name="T1">IrtParticleID_fa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18" draw:id="id18" draw:layer="layout" svg:width="3.064cm" svg:height="0.696cm" svg:x="9.729cm" svg:y="15.702cm">
          <text:p text:style-name="P1"><text:span text:style-name="T1">DRICHParticle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6" draw:layer="layout" draw:type="line" svg:x1="11.262cm" svg:y1="14.198cm" svg:x2="11.261cm" svg:y2="15.084cm" draw:start-shape="id16" draw:start-glue-point="6" draw:end-shape="id17" draw:end-glue-point="4" svg:d="M11262 14198l-1 886" svg:viewBox="0 0 2 887">
          <text:p/>
        </draw:connector>
        <draw:custom-shape draw:style-name="gr14" draw:text-style-name="P2" xml:id="id16" draw:id="id16" draw:layer="layout" svg:width="6.477cm" svg:height="0.696cm" svg:x="8.023cm" svg:y="13.502cm">
          <text:p text:style-name="P1"><text:span text:style-name="T1">DRICHGasCherenkovParticle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6" draw:layer="layout" draw:type="line" svg:x1="11.261cm" svg:y1="16.398cm" svg:x2="11.233cm" svg:y2="17.383cm" draw:start-shape="id18" draw:start-glue-point="6" draw:end-shape="id19" draw:end-glue-point="0" svg:d="M11261 16398l-28 985" svg:viewBox="0 0 29 986">
          <text:p/>
        </draw:connector>
        <draw:frame draw:style-name="gr19" draw:text-style-name="P8" draw:layer="layout" svg:width="1.905cm" svg:height="0.725cm" svg:x="1.254cm" svg:y="4.908cm">
          <draw:text-box>
            <text:p text:style-name="P7"><text:span text:style-name="T3">TODO</text:span></text:p>
          </draw:text-box>
        </draw:frame>
        <draw:frame draw:style-name="gr19" draw:text-style-name="P8" draw:layer="layout" svg:width="1.905cm" svg:height="0.725cm" svg:x="17.002cm" svg:y="8.403cm">
          <draw:text-box>
            <text:p text:style-name="P7"><text:span text:style-name="T3">TODO</text:span></text:p>
          </draw:text-box>
        </draw:frame>
      </draw:page>
      <draw:page draw:name="page2" draw:style-name="dp1" draw:master-page-name="Default">
        <draw:custom-shape draw:style-name="gr20" draw:text-style-name="P9" draw:layer="layout" svg:width="8.141cm" svg:height="8.676cm" svg:x="8.411cm" svg:y="2.8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0" xml:id="id22" draw:id="id22" draw:layer="layout" svg:width="1.72cm" svg:height="1.111cm" svg:x="11.697cm" svg:y="3.73cm">
          <text:p text:style-name="P1"><text:span text:style-name="T4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20" draw:id="id20">
          <draw:g>
            <draw:custom-shape draw:style-name="gr22" draw:text-style-name="P11" draw:layer="layout" svg:width="3.696cm" svg:height="2.672cm" svg:x="10.737cm" svg:y="8.209cm">
              <text:p text:style-name="P1"><text:span text:style-name="T5">RichGeo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3" draw:text-style-name="P12" draw:layer="layout" svg:width="3.244cm" svg:height="0.716cm" svg:x="10.928cm" svg:y="8.941cm">
              <text:p text:style-name="P1"><text:span text:style-name="T6">DRIC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4" draw:text-style-name="P12" draw:layer="layout" svg:width="3.244cm" svg:height="0.696cm" svg:x="10.903cm" svg:y="9.913cm">
              <text:p text:style-name="P1"><text:span text:style-name="T6">PFRIC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</draw:g>
        <draw:custom-shape draw:style-name="gr25" draw:text-style-name="P10" xml:id="id23" draw:id="id23" draw:layer="layout" svg:width="2.211cm" svg:height="1.65cm" svg:x="13.953cm" svg:y="3.479cm">
          <text:p text:style-name="P1"><text:span text:style-name="T4">epic</text:span></text:p>
          <text:p text:style-name="P1"><text:span text:style-name="T7">DD4hep</text:span></text:p>
          <text:p text:style-name="P1"><text:span text:style-name="T7">Geome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3" draw:layer="layout" draw:type="line" svg:x1="10.737cm" svg:y1="9.545cm" svg:x2="8.411cm" svg:y2="9.541cm" draw:start-shape="id20" draw:start-glue-point="3" draw:end-shape="id21" draw:end-glue-point="7" svg:d="M10737 9545l-2326-4" svg:viewBox="0 0 2327 5">
          <text:p/>
        </draw:connector>
        <draw:connector draw:style-name="gr10" draw:text-style-name="P13" draw:layer="layout" draw:type="lines" svg:x1="12.557cm" svg:y1="4.841cm" svg:x2="12.585cm" svg:y2="8.209cm" draw:start-shape="id22" draw:start-glue-point="6" draw:end-shape="id20" draw:end-glue-point="0" svg:d="M12557 4841v580l28 2208v580" svg:viewBox="0 0 29 3369">
          <text:p/>
        </draw:connector>
        <draw:connector draw:style-name="gr10" draw:text-style-name="P13" draw:layer="layout" draw:type="lines" svg:x1="15.059cm" svg:y1="5.129cm" svg:x2="15.034cm" svg:y2="5.862cm" draw:start-shape="id23" draw:start-glue-point="6" draw:end-shape="id24" draw:end-glue-point="4" svg:d="M15059 5129v581l-25-350v502" svg:viewBox="0 0 26 734">
          <text:p/>
        </draw:connector>
        <draw:custom-shape draw:style-name="gr26" draw:text-style-name="P14" xml:id="id21" draw:id="id21" draw:layer="layout" svg:width="1.569cm" svg:height="0.867cm" svg:x="6.842cm" svg:y="9.107cm">
          <text:p text:style-name="P1"><text:span text:style-name="T8">rich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7" draw:text-style-name="P10" xml:id="id25" draw:id="id25" draw:layer="layout" svg:width="1.667cm" svg:height="1.111cm" svg:x="9.287cm" svg:y="3.73cm">
          <text:p text:style-name="P1"><text:span text:style-name="T4">AC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3" draw:layer="layout" draw:type="lines" svg:x1="10.121cm" svg:y1="4.841cm" svg:x2="12.585cm" svg:y2="8.209cm" draw:start-shape="id25" draw:start-glue-point="6" draw:end-shape="id20" draw:end-glue-point="0" svg:d="M10121 4841v580l2464 2208v580" svg:viewBox="0 0 2465 3369">
          <text:p/>
        </draw:connector>
        <draw:custom-shape draw:style-name="gr28" draw:text-style-name="P14" xml:id="id26" draw:id="id26" draw:layer="layout" svg:width="1.569cm" svg:height="0.889cm" svg:x="6.842cm" svg:y="6.663cm">
          <text:p text:style-name="P1"><text:span text:style-name="T8">acts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9" draw:text-style-name="P14" xml:id="id24" draw:id="id24" draw:layer="layout" svg:width="2.577cm" svg:height="0.979cm" svg:x="13.745cm" svg:y="5.862cm">
          <text:p text:style-name="P1"><text:span text:style-name="T8">dd4he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0" draw:text-style-name="P13" draw:layer="layout" draw:type="lines" svg:x1="15.034cm" svg:y1="6.841cm" svg:x2="12.585cm" svg:y2="8.209cm" draw:start-shape="id24" draw:start-glue-point="6" draw:end-shape="id20" draw:end-glue-point="0" svg:d="M15034 6841v501l-2449 287v580" svg:viewBox="0 0 2450 1369">
          <text:p/>
        </draw:connector>
        <draw:connector draw:style-name="gr10" draw:text-style-name="P13" draw:layer="layout" draw:type="lines" svg:x1="10.121cm" svg:y1="4.841cm" svg:x2="8.411cm" svg:y2="7.107cm" draw:start-shape="id25" draw:start-glue-point="6" draw:end-shape="id26" draw:end-glue-point="7" svg:d="M10121 4841v580l-1209 1686h-501" svg:viewBox="0 0 1711 22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8T01:25:09.947117986</meta:creation-date>
    <dc:date>2022-12-28T21:47:19.133112953</dc:date>
    <meta:editing-duration>P1DT11H23M24S</meta:editing-duration>
    <meta:editing-cycles>15</meta:editing-cycles>
    <meta:generator>LibreOffice/6.0.7.3$Linux_X86_64 LibreOffice_project/00m0$Build-3</meta:generator>
    <meta:document-statistic meta:object-count="53"/>
  </office:meta>
</office:document-meta>
</file>